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0.679cm" svg:x="42.537cm" svg:y="22.67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Bu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42.537cm" svg:y="23.357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1.153cm" svg:x="42.537cm" svg:y="24.61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4.5cm" svg:height="0.679cm" svg:x="50.212cm" svg:y="22.5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a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50.212cm" svg:y="23.269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1.153cm" svg:x="50.212cm" svg:y="24.52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2" draw:layer="layout" svg:width="4.5cm" svg:height="0.679cm" svg:x="41.957cm" svg:y="30.2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Budget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.5cm" svg:height="1.255cm" svg:x="41.957cm" svg:y="30.889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4.5cm" svg:height="1.153cm" svg:x="41.957cm" svg:y="32.14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1" draw:text-style-name="P2" draw:layer="layout" svg:width="4.5cm" svg:height="0.679cm" svg:x="52.435cm" svg:y="29.89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5cm" svg:height="1.255cm" svg:x="52.435cm" svg:y="30.571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4.5cm" svg:height="1.153cm" svg:x="52.435cm" svg:y="31.82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7T14:26:53.387063275</meta:creation-date>
    <dc:date>2024-06-25T14:00:31.972000000</dc:date>
    <meta:editing-duration>PT1H16M59S</meta:editing-duration>
    <meta:editing-cycles>2</meta:editing-cycles>
    <meta:generator>LibreOffice/24.2.3.2$Windows_X86_64 LibreOffice_project/433d9c2ded56988e8a90e6b2e771ee4e6a5ab2ba</meta:generator>
    <meta:document-statistic meta:object-count="16"/>
  </office:meta>
</office:document-meta>
</file>